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7000001E47C17838A8F3B05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ST type A" svg:font-family="'GOST type A'"/>
    <style:font-face style:name="GOST type B" svg:font-family="'GOST type B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" style:family="graphic" style:parent-style-name="standard">
      <style:graphic-properties draw:stroke="none" draw:fill="none" draw:textarea-vertical-align="middle" fo:min-height="58.118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5" style:family="graphic" style:parent-style-name="standard">
      <style:graphic-properties draw:stroke="none" draw:fill="none" draw:textarea-vertical-align="middle" fo:min-height="0.314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1.226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2.25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4.154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51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564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1.453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0.378cm" fo:min-width="2.54cm" fo:padding-top="0.141cm" fo:padding-bottom="0.141cm" fo:padding-left="0.141cm" fo:padding-right="0.141cm"/>
    </style:style>
    <style:style style:name="gr1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text-properties style:font-name="GOST type A" fo:font-style="italic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A" fo:font-style="italic"/>
    </style:style>
    <style:style style:name="P5" style:family="paragraph">
      <loext:graphic-properties draw:fill="none"/>
      <style:text-properties style:font-name="GOST type A" fo:font-style="italic" style:font-style-asian="italic" style:font-style-complex="italic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A" fo:font-size="18pt" fo:font-style="italic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A" fo:font-style="italic" fo:font-weight="normal" style:font-style-asian="italic" style:font-weight-asian="normal" style:font-style-complex="italic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A" fo:font-size="8pt" fo:font-style="italic" style:font-size-asian="8pt" style:font-size-complex="8pt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A" fo:font-style="italic" style:font-style-asian="italic" style:font-style-complex="italic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A" fo:font-size="9pt" fo:font-style="italic" style:font-size-asian="9pt" style:font-size-complex="9pt"/>
    </style:style>
    <style:style style:name="P12" style:family="paragraph">
      <loext:graphic-properties draw:fill="none"/>
      <style:paragraph-properties fo:text-align="center"/>
      <style:text-properties style:font-name="GOST type A" fo:font-style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GOST type A" fo:font-size="8pt" fo:font-style="italic" style:font-name-asian="GOST type B" style:font-size-asian="8pt" style:font-style-asian="italic" style:font-name-complex="GOST type B" style:font-size-complex="8pt" style:font-style-complex="italic"/>
    </style:style>
    <style:style style:name="T2" style:family="text">
      <style:text-properties fo:color="#000000" style:font-name="GOST type B" fo:font-size="8pt" fo:font-style="italic" style:font-name-asian="GOST type B" style:font-size-asian="8pt" style:font-style-asian="italic" style:font-name-complex="GOST type B" style:font-size-complex="8pt" style:font-style-complex="italic"/>
    </style:style>
    <style:style style:name="T3" style:family="text">
      <style:text-properties fo:color="#000000" style:font-name="GOST type A" fo:font-size="14pt" fo:font-style="italic" style:font-name-asian="GOST type B" style:font-size-asian="14pt" style:font-style-asian="italic" style:font-name-complex="GOST type B" style:font-size-complex="14pt" style:font-style-complex="italic"/>
    </style:style>
    <style:style style:name="T4" style:family="text">
      <style:text-properties fo:color="#000000" style:font-name="GOST type A" fo:font-size="18pt" fo:font-style="italic" style:font-name-asian="GOST type B" style:font-size-asian="18pt" style:font-name-complex="GOST type B" style:font-size-complex="18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OST type A" fo:font-size="48pt" fo:language="ru" fo:country="RU" fo:font-style="italic" fo:text-shadow="none" style:text-underline-style="none" fo:font-weight="normal" style:letter-kerning="true" style:font-name-asian="Times New Roman" style:font-size-asian="48pt" style:language-asian="en" style:country-asian="US" style:font-style-asian="italic" style:font-weight-asian="normal" style:font-name-complex="Times New Roman" style:font-size-complex="48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GOST type A" fo:font-size="8pt" fo:font-style="italic" style:font-name-asian="GOST type B" style:font-size-asian="8pt" style:font-name-complex="GOST type B" style:font-size-complex="8pt"/>
    </style:style>
    <style:style style:name="T7" style:family="text">
      <style:text-properties fo:color="#000000" style:font-name="GOST type A" fo:font-size="12pt" fo:font-style="italic" style:font-name-asian="GOST type B" style:font-size-asian="12pt" style:font-name-complex="GOST type B" style:font-size-complex="12pt"/>
    </style:style>
    <style:style style:name="T8" style:family="text">
      <style:text-properties fo:color="#000000" style:font-name="GOST type A" fo:font-size="9pt" fo:font-style="italic" style:font-name-asian="GOST type B" style:font-size-asian="9pt" style:font-name-complex="GOST type B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81.6cm" svg:height="58.4cm" svg:x="2cm" svg:y="0.5cm" svg:viewBox="0 0 81601 58401" draw:points="0,58401 81601,58401 81601,0 0,0">
            <text:p/>
          </draw:polygon>
          <draw:frame draw:style-name="gr2" draw:text-style-name="P1" draw:layer="layout" svg:width="81.6cm" svg:height="58.4cm" svg:x="2cm" svg:y="0.5cm">
            <draw:text-box>
              <text:p/>
            </draw:text-box>
          </draw:frame>
        </draw:g>
        <draw:line draw:style-name="gr1" draw:text-style-name="P2" draw:layer="layout" svg:x1="65.1cm" svg:y1="58.899cm" svg:x2="65.1cm" svg:y2="53.4cm">
          <text:p/>
        </draw:line>
        <draw:line draw:style-name="gr1" draw:text-style-name="P1" draw:layer="layout" svg:x1="65.1cm" svg:y1="53.4cm" svg:x2="83.6cm" svg:y2="53.4cm">
          <text:p/>
        </draw:line>
        <draw:line draw:style-name="gr1" draw:text-style-name="P1" draw:layer="layout" svg:x1="65.1cm" svg:y1="54.9cm" svg:x2="83.6cm" svg:y2="54.9cm">
          <text:p/>
        </draw:line>
        <draw:g>
          <draw:line draw:style-name="gr1" draw:text-style-name="P1" draw:layer="layout" svg:x1="65.1cm" svg:y1="57.4cm" svg:x2="83.6cm" svg:y2="57.4cm">
            <text:p/>
          </draw:line>
          <draw:frame draw:style-name="gr3" draw:text-style-name="P1" draw:layer="layout" svg:width="18.5cm" svg:height="1.219cm" svg:x="65.1cm" svg:y="56.791cm">
            <draw:text-box>
              <text:p/>
            </draw:text-box>
          </draw:frame>
        </draw:g>
        <draw:line draw:style-name="gr1" draw:text-style-name="P2" draw:layer="layout" svg:x1="66.8cm" svg:y1="58.899cm" svg:x2="66.8cm" svg:y2="53.4cm">
          <text:p/>
        </draw:line>
        <draw:line draw:style-name="gr1" draw:text-style-name="P2" draw:layer="layout" svg:x1="69.1cm" svg:y1="58.899cm" svg:x2="69.1cm" svg:y2="53.4cm">
          <text:p/>
        </draw:line>
        <draw:line draw:style-name="gr1" draw:text-style-name="P2" draw:layer="layout" svg:x1="70.6cm" svg:y1="58.899cm" svg:x2="70.6cm" svg:y2="53.4cm">
          <text:p/>
        </draw:line>
        <draw:line draw:style-name="gr1" draw:text-style-name="P2" draw:layer="layout" svg:x1="71.6cm" svg:y1="58.899cm" svg:x2="71.6cm" svg:y2="53.4cm">
          <text:p/>
        </draw:line>
        <draw:line draw:style-name="gr1" draw:text-style-name="P2" draw:layer="layout" svg:x1="78.6cm" svg:y1="58.899cm" svg:x2="78.6cm" svg:y2="54.9cm">
          <text:p/>
        </draw:line>
        <draw:line draw:style-name="gr4" draw:text-style-name="P2" draw:layer="layout" svg:x1="65.1cm" svg:y1="58.4cm" svg:x2="71.6cm" svg:y2="58.4cm">
          <text:p/>
        </draw:line>
        <draw:g>
          <draw:line draw:style-name="gr4" draw:text-style-name="P2" draw:layer="layout" svg:x1="65.1cm" svg:y1="57.9cm" svg:x2="71.6cm" svg:y2="57.9cm">
            <text:p/>
          </draw:line>
          <draw:frame draw:style-name="gr3" draw:text-style-name="P2" draw:layer="layout" svg:width="6.5cm" svg:height="1.219cm" svg:x="65.1cm" svg:y="57.291cm">
            <draw:text-box>
              <text:p/>
            </draw:text-box>
          </draw:frame>
        </draw:g>
        <draw:line draw:style-name="gr4" draw:text-style-name="P2" draw:layer="layout" svg:x1="65.1cm" svg:y1="56.9cm" svg:x2="71.6cm" svg:y2="56.9cm">
          <text:p/>
        </draw:line>
        <draw:line draw:style-name="gr4" draw:text-style-name="P2" draw:layer="layout" svg:x1="65.1cm" svg:y1="56.4cm" svg:x2="71.6cm" svg:y2="56.4cm">
          <text:p/>
        </draw:line>
        <draw:g>
          <draw:line draw:style-name="gr1" draw:text-style-name="P2" draw:layer="layout" svg:x1="65.1cm" svg:y1="55.9cm" svg:x2="71.6cm" svg:y2="55.9cm">
            <text:p/>
          </draw:line>
          <draw:frame draw:style-name="gr3" draw:text-style-name="P2" draw:layer="layout" svg:width="6.5cm" svg:height="1.219cm" svg:x="65.1cm" svg:y="55.291cm">
            <draw:text-box>
              <text:p/>
            </draw:text-box>
          </draw:frame>
        </draw:g>
        <draw:line draw:style-name="gr1" draw:text-style-name="P2" draw:layer="layout" svg:x1="65.1cm" svg:y1="55.4cm" svg:x2="71.6cm" svg:y2="55.4cm">
          <text:p/>
        </draw:line>
        <draw:line draw:style-name="gr4" draw:text-style-name="P2" draw:layer="layout" svg:x1="65.1cm" svg:y1="54.4cm" svg:x2="71.6cm" svg:y2="54.4cm">
          <text:p/>
        </draw:line>
        <draw:line draw:style-name="gr4" draw:text-style-name="P2" draw:layer="layout" svg:x1="65.1cm" svg:y1="53.9cm" svg:x2="71.6cm" svg:y2="53.9cm">
          <text:p/>
        </draw:line>
        <draw:g>
          <draw:line draw:style-name="gr1" draw:text-style-name="P2" draw:layer="layout" svg:x1="65.8cm" svg:y1="53.4cm" svg:x2="65.8cm" svg:y2="55.9cm">
            <text:p/>
          </draw:line>
          <draw:frame draw:style-name="gr3" draw:text-style-name="P2" draw:layer="layout" svg:width="2.5cm" svg:height="1.219cm" draw:transform="rotate (-1.5707963267949) translate (66.409cm 53.4cm)">
            <draw:text-box>
              <text:p/>
            </draw:text-box>
          </draw:frame>
        </draw:g>
        <draw:line draw:style-name="gr1" draw:text-style-name="P1" draw:layer="layout" svg:x1="78.6cm" svg:y1="56.9cm" svg:x2="83.6cm" svg:y2="56.9cm">
          <text:p/>
        </draw:line>
        <draw:line draw:style-name="gr1" draw:text-style-name="P1" draw:layer="layout" svg:x1="78.6cm" svg:y1="55.4cm" svg:x2="83.6cm" svg:y2="55.4cm">
          <text:p/>
        </draw:line>
        <draw:line draw:style-name="gr4" draw:text-style-name="P2" draw:layer="layout" svg:x1="79.1cm" svg:y1="55.4cm" svg:x2="79.1cm" svg:y2="56.9cm">
          <text:p/>
        </draw:line>
        <draw:line draw:style-name="gr4" draw:text-style-name="P2" draw:layer="layout" svg:x1="79.6cm" svg:y1="55.4cm" svg:x2="79.6cm" svg:y2="56.9cm">
          <text:p/>
        </draw:line>
        <draw:line draw:style-name="gr1" draw:text-style-name="P2" draw:layer="layout" svg:x1="80.1cm" svg:y1="54.9cm" svg:x2="80.1cm" svg:y2="56.899cm">
          <text:p/>
        </draw:line>
        <draw:line draw:style-name="gr1" draw:text-style-name="P2" draw:layer="layout" svg:x1="81.775cm" svg:y1="54.9cm" svg:x2="81.775cm" svg:y2="56.899cm">
          <text:p/>
        </draw:line>
        <draw:line draw:style-name="gr1" draw:text-style-name="P2" draw:layer="layout" svg:x1="80.6cm" svg:y1="56.9cm" svg:x2="80.6cm" svg:y2="57.4cm">
          <text:p/>
        </draw:line>
        <draw:frame draw:style-name="gr5" draw:text-style-name="P4" draw:layer="layout" svg:width="1.905cm" svg:height="0.596cm" svg:x="64.808cm" svg:y="57.872cm">
          <draw:text-box>
            <text:p text:style-name="P3"><text:span text:style-name="T1">Н.контр.</text:span></text:p>
          </draw:text-box>
        </draw:frame>
        <draw:frame draw:style-name="gr5" draw:text-style-name="P4" draw:layer="layout" svg:width="1.627cm" svg:height="0.596cm" svg:x="65.027cm" svg:y="58.348cm">
          <draw:text-box>
            <text:p text:style-name="P3"><text:span text:style-name="T1">Утвержд.</text:span></text:p>
          </draw:text-box>
        </draw:frame>
        <draw:frame draw:style-name="gr5" draw:text-style-name="P4" draw:layer="layout" svg:width="1.865cm" svg:height="0.596cm" svg:x="64.8cm" svg:y="57.404cm">
          <draw:text-box>
            <text:p text:style-name="P3"><text:span text:style-name="T1">Реценз.</text:span></text:p>
          </draw:text-box>
        </draw:frame>
        <draw:frame draw:style-name="gr5" draw:text-style-name="P4" draw:layer="layout" svg:width="1.627cm" svg:height="0.596cm" svg:x="64.727cm" svg:y="56.864cm">
          <draw:text-box>
            <text:p text:style-name="P3"><text:span text:style-name="T1">Пров.</text:span></text:p>
          </draw:text-box>
        </draw:frame>
        <draw:frame draw:style-name="gr5" draw:text-style-name="P4" draw:layer="layout" svg:width="1.627cm" svg:height="0.596cm" svg:x="64.927cm" svg:y="56.368cm">
          <draw:text-box>
            <text:p text:style-name="P3"><text:span text:style-name="T1">Разраб.</text:span></text:p>
          </draw:text-box>
        </draw:frame>
        <draw:frame draw:style-name="gr5" draw:text-style-name="P4" draw:layer="layout" svg:width="0.913cm" svg:height="0.596cm" svg:x="65.008cm" svg:y="55.852cm">
          <draw:text-box>
            <text:p text:style-name="P3"><text:span text:style-name="T1">Изм.</text:span></text:p>
          </draw:text-box>
        </draw:frame>
        <draw:frame draw:style-name="gr5" draw:text-style-name="P4" draw:layer="layout" svg:width="1.072cm" svg:height="0.596cm" svg:x="65.762cm" svg:y="55.852cm">
          <draw:text-box>
            <text:p text:style-name="P3"><text:span text:style-name="T1">Лист</text:span></text:p>
          </draw:text-box>
        </draw:frame>
        <draw:frame draw:style-name="gr5" draw:text-style-name="P4" draw:layer="layout" svg:width="2.223cm" svg:height="0.596cm" svg:x="66.834cm" svg:y="55.852cm">
          <draw:text-box>
            <text:p text:style-name="P3"><text:span text:style-name="T1">№ </text:span><text:span text:style-name="T1">докум.</text:span></text:p>
          </draw:text-box>
        </draw:frame>
        <draw:frame draw:style-name="gr5" draw:text-style-name="P4" draw:layer="layout" svg:width="1.429cm" svg:height="0.596cm" svg:x="69.136cm" svg:y="55.852cm">
          <draw:text-box>
            <text:p text:style-name="P3"><text:span text:style-name="T1">Подп.</text:span></text:p>
          </draw:text-box>
        </draw:frame>
        <draw:frame draw:style-name="gr5" draw:text-style-name="P4" draw:layer="layout" svg:width="1.072cm" svg:height="0.596cm" svg:x="70.565cm" svg:y="55.852cm">
          <draw:text-box>
            <text:p text:style-name="P3"><text:span text:style-name="T1">Дата</text:span></text:p>
          </draw:text-box>
        </draw:frame>
        <draw:frame draw:style-name="gr5" draw:text-style-name="P4" draw:layer="layout" svg:width="1.429cm" svg:height="0.596cm" svg:x="78.621cm" svg:y="54.856cm">
          <draw:text-box>
            <text:p text:style-name="P3"><text:span text:style-name="T1">Лит.</text:span></text:p>
          </draw:text-box>
        </draw:frame>
        <draw:frame draw:style-name="gr5" draw:text-style-name="P4" draw:layer="layout" svg:width="1.588cm" svg:height="0.596cm" svg:x="80.129cm" svg:y="54.856cm">
          <draw:text-box>
            <text:p text:style-name="P3"><text:span text:style-name="T1">Масса</text:span></text:p>
          </draw:text-box>
        </draw:frame>
        <draw:frame draw:style-name="gr5" draw:text-style-name="P1" draw:layer="layout" svg:width="1.786cm" svg:height="0.596cm" svg:x="81.796cm" svg:y="54.856cm">
          <draw:text-box>
            <text:p text:style-name="P3"><text:span text:style-name="T2">Масштаб</text:span></text:p>
          </draw:text-box>
        </draw:frame>
        <draw:frame draw:style-name="gr5" draw:text-style-name="P1" draw:layer="layout" svg:width="2.937cm" svg:height="0.596cm" svg:x="80.645cm" svg:y="56.86cm">
          <draw:text-box>
            <text:p text:style-name="P3"><text:span text:style-name="T2">Листов 1</text:span></text:p>
          </draw:text-box>
        </draw:frame>
        <draw:frame draw:style-name="gr5" draw:text-style-name="P4" draw:layer="layout" svg:width="1.925cm" svg:height="0.596cm" svg:x="78.641cm" svg:y="56.86cm">
          <draw:text-box>
            <text:p text:style-name="P3"><text:span text:style-name="T1">Лист 1</text:span></text:p>
          </draw:text-box>
        </draw:frame>
        <draw:frame draw:style-name="gr6" draw:text-style-name="P5" draw:layer="layout" svg:width="11.986cm" svg:height="1.508cm" svg:x="71.596cm" svg:y="53.367cm">
          <draw:text-box>
            <text:p text:style-name="P3"><text:span text:style-name="T3">ДП.2400101.70278-2021</text:span></text:p>
          </draw:text-box>
        </draw:frame>
        <draw:frame draw:style-name="gr7" draw:text-style-name="P6" draw:layer="layout" svg:width="6.985cm" svg:height="2.54cm" svg:x="71.596cm" svg:y="54.876cm">
          <draw:text-box>
            <text:p text:style-name="P3"><text:span text:style-name="T4">Схема данных</text:span></text:p>
          </draw:text-box>
        </draw:frame>
        <draw:frame draw:style-name="gr8" draw:text-style-name="P8" draw:layer="layout" svg:width="61.46cm" svg:height="4.436cm" svg:x="12.5cm" svg:y="1.5cm">
          <draw:text-box>
            <text:p text:style-name="P7"><text:span text:style-name="T5">Схема данных «Автоматизация учёта выпуска продукции в РУП «Белоруснефть-Особино»</text:span></text:p>
          </draw:text-box>
        </draw:frame>
        <draw:frame draw:style-name="gr9" draw:text-style-name="P9" draw:layer="layout" svg:width="2.699cm" svg:height="0.707cm" svg:x="66.593cm" svg:y="56.284cm">
          <draw:text-box>
            <text:p text:style-name="P3"><text:span text:style-name="T6">А.В. Михневич</text:span></text:p>
          </draw:text-box>
        </draw:frame>
        <draw:frame draw:style-name="gr10" draw:text-style-name="P9" draw:layer="layout" svg:width="3.025cm" svg:height="0.8cm" svg:x="66.275cm" svg:y="56.8cm">
          <draw:text-box>
            <text:p text:style-name="P3"><text:span text:style-name="T6">О.Л. Иткина</text:span></text:p>
          </draw:text-box>
        </draw:frame>
        <draw:frame draw:style-name="gr11" draw:text-style-name="P4" draw:layer="layout" svg:width="5.362cm" svg:height="0.846cm" svg:x="76.694cm" svg:y="55.767cm">
          <draw:text-box>
            <text:p text:style-name="P3"><text:span text:style-name="T7">У</text:span></text:p>
          </draw:text-box>
        </draw:frame>
        <draw:frame draw:style-name="gr12" draw:text-style-name="P10" draw:layer="layout" svg:width="5.362cm" svg:height="1.735cm" svg:x="78.458cm" svg:y="57.365cm">
          <draw:text-box>
            <text:p text:style-name="P3"><text:span text:style-name="T3">УО ГТЭК П-42 </text:span></text:p>
            <text:p text:style-name="P3"><text:span text:style-name="T3">2-40 01 01</text:span></text:p>
          </draw:text-box>
        </draw:frame>
        <draw:frame draw:style-name="gr9" draw:text-style-name="P9" draw:layer="layout" svg:width="2.56cm" svg:height="0.707cm" svg:x="66.484cm" svg:y="57.793cm">
          <draw:text-box>
            <text:p text:style-name="P3"><text:span text:style-name="T6">О.Л. Иткина</text:span></text:p>
          </draw:text-box>
        </draw:frame>
        <draw:frame draw:style-name="gr9" draw:text-style-name="P11" draw:layer="layout" svg:width="2.56cm" svg:height="0.707cm" svg:x="66.4cm" svg:y="57.343cm">
          <draw:text-box>
            <text:p text:style-name="P3"><text:span text:style-name="T8"><text:s text:c="5"/></text:span></text:p>
          </draw:text-box>
        </draw:frame>
        <draw:frame draw:style-name="gr13" draw:text-style-name="P4" draw:layer="layout" svg:width="2.06cm" svg:height="0.66cm" svg:x="70.04cm" svg:y="56.366cm">
          <draw:text-box>
            <text:p text:style-name="P3"><text:span text:style-name="T6">12.03</text:span></text:p>
          </draw:text-box>
        </draw:frame>
        <draw:frame draw:style-name="gr13" draw:text-style-name="P4" draw:layer="layout" svg:width="2.06cm" svg:height="0.66cm" svg:x="70.04cm" svg:y="56.84cm">
          <draw:text-box>
            <text:p text:style-name="P3"><text:span text:style-name="T6">12.03</text:span></text:p>
          </draw:text-box>
        </draw:frame>
        <draw:frame draw:style-name="gr13" draw:text-style-name="P4" draw:layer="layout" svg:width="2.06cm" svg:height="0.66cm" svg:x="70.04cm" svg:y="57.9cm">
          <draw:text-box>
            <text:p text:style-name="P3"><text:span text:style-name="T6">12.03</text:span></text:p>
          </draw:text-box>
        </draw:frame>
        <draw:line draw:style-name="gr14" draw:text-style-name="P12" draw:layer="layout" svg:x1="65.8cm" svg:y1="55.7cm" svg:x2="65.8cm" svg:y2="56.4cm">
          <text:p/>
        </draw:line>
        <draw:frame draw:style-name="gr13" draw:text-style-name="P4" draw:layer="layout" svg:width="2.06cm" svg:height="0.66cm" svg:x="70.04cm" svg:y="57.366cm">
          <draw:text-box>
            <text:p text:style-name="P3"><text:span text:style-name="T6">13.03</text:span></text:p>
          </draw:text-box>
        </draw:frame>
        <draw:frame draw:style-name="gr15" draw:text-style-name="P13" draw:layer="layout" svg:width="77.733cm" svg:height="44.663cm" svg:x="3.867cm" svg:y="7.6cm">
          <draw:image xlink:href="Pictures/1000000000000387000001E47C17838A8F3B054A.png" xlink:type="simple" xlink:show="embed" xlink:actuate="onLoad">
            <text:p/>
          </draw:image>
        </draw:frame>
        <draw:frame draw:style-name="gr10" draw:text-style-name="P9" draw:layer="layout" svg:width="3.025cm" svg:height="0.8cm" svg:x="66.2cm" svg:y="57.3cm">
          <draw:text-box>
            <text:p text:style-name="P3"><text:span text:style-name="T6">Е.А. Левчук</text:span></text:p>
          </draw:text-box>
        </draw:frame>
        <draw:frame draw:style-name="gr10" draw:text-style-name="P9" draw:layer="layout" svg:width="3.025cm" svg:height="0.8cm" svg:x="66.2cm" svg:y="58.3cm">
          <draw:text-box>
            <text:p text:style-name="P3"><text:span text:style-name="T6">С.В. Сочнев</text:span></text:p>
          </draw:text-box>
        </draw:frame>
        <draw:frame draw:style-name="gr5" draw:text-style-name="P14" draw:layer="layout" svg:width="1.2cm" svg:height="0.596cm" svg:x="82.1cm" svg:y="55.8cm">
          <draw:text-box>
            <text:p text:style-name="P3"><text:span text:style-name="T2">1: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ST type A" svg:font-family="'GOST type A'"/>
    <style:font-face style:name="GOST type B" svg:font-family="'GOST type B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2-24T08:15:26.235000000</dc:date>
    <meta:creation-date>2016-06-20T11:28:12Z</meta:creation-date>
    <meta:generator>LibreOffice/5.3.3.2$Windows_X86_64 LibreOffice_project/3d9a8b4b4e538a85e0782bd6c2d430bafe583448</meta:generator>
    <meta:editing-duration>PT3H23M13S</meta:editing-duration>
    <meta:editing-cycles>36</meta:editing-cycles>
    <meta:document-statistic meta:object-count="69"/>
  </office:meta>
</office:document-meta>
</file>